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style:text-underline-color="#FF0000"/>
    </style:style>
    <style:style style:name="P3" style:parent-style-name="Normal" style:family="paragraph">
      <style:text-properties fo:language="en" fo:country="CA"/>
    </style:style>
    <style:style style:name="P4" style:parent-style-name="Normal" style:family="paragraph">
      <style:text-properties fo:language="en" fo:country="CA"/>
    </style:style>
    <style:style style:name="P5" style:parent-style-name="Normal" style:family="paragraph">
      <style:text-properties fo:color="#FF0000" style:text-underline-type="single" style:text-underline-style="solid" style:text-underline-width="auto" style:text-underline-mode="continuous"/>
    </style:style>
    <style:style style:name="T6" style:parent-style-name="Policepardéfaut" style:family="text">
      <style:text-properties fo:background-color="#FFFF00"/>
    </style:style>
    <style:style style:name="T7" style:parent-style-name="Policepardéfaut" style:family="text">
      <style:text-properties fo:background-color="#FFFF00"/>
    </style:style>
    <style:style style:name="T8" style:parent-style-name="Policepardéfaut" style:family="text">
      <style:text-properties fo:background-color="#FFFF00"/>
    </style:style>
    <style:style style:name="T9" style:parent-style-name="Policepardéfaut" style:family="text">
      <style:text-properties fo:background-color="#FFFF00"/>
    </style:style>
    <style:style style:name="T10" style:parent-style-name="Policepardéfaut" style:family="text">
      <style:text-properties fo:background-color="#FFFF00"/>
    </style:style>
    <style:style style:name="T11" style:parent-style-name="Policepardéfaut" style:family="text">
      <style:text-properties fo:background-color="#FFFF00"/>
    </style:style>
    <style:style style:name="T12" style:parent-style-name="Policepardéfaut" style:family="text">
      <style:text-properties fo:background-color="#FFFF00"/>
    </style:style>
    <style:style style:name="P13" style:parent-style-name="Normal" style:family="paragraph">
      <style:text-properties fo:color="#FF0000" style:text-underline-type="single" style:text-underline-style="solid" style:text-underline-width="auto" style:text-underline-mode="continuous"/>
    </style:style>
    <style:style style:name="T14" style:parent-style-name="Policepardéfaut" style:family="text">
      <style:text-properties fo:background-color="#FFFF00"/>
    </style:style>
    <style:style style:name="T15" style:parent-style-name="Policepardéfaut" style:family="text">
      <style:text-properties fo:background-color="#FFFF00"/>
    </style:style>
    <style:style style:name="T16" style:parent-style-name="Policepardéfaut" style:family="text">
      <style:text-properties fo:background-color="#FFFF00"/>
    </style:style>
    <style:style style:name="T17" style:parent-style-name="Policepardéfaut" style:family="text">
      <style:text-properties fo:background-color="#00FFFF"/>
    </style:style>
    <style:style style:name="T18" style:parent-style-name="Policepardéfaut" style:family="text">
      <style:text-properties fo:background-color="#00FFFF"/>
    </style:style>
    <style:style style:name="T19" style:parent-style-name="Policepardéfaut" style:family="text">
      <style:text-properties fo:background-color="#FFFF00"/>
    </style:style>
    <style:style style:name="T20" style:parent-style-name="Policepardéfaut" style:family="text">
      <style:text-properties fo:background-color="#FFFF00"/>
    </style:style>
    <style:style style:name="T21" style:parent-style-name="Policepardéfaut" style:family="text">
      <style:text-properties fo:background-color="#FFFF00"/>
    </style:style>
    <style:style style:name="T22" style:parent-style-name="Policepardéfaut" style:family="text">
      <style:text-properties fo:background-color="#FFFF00"/>
    </style:style>
    <style:style style:name="P23" style:parent-style-name="Normal" style:family="paragraph">
      <style:text-properties style:text-underline-type="single" style:text-underline-style="solid" style:text-underline-width="auto" style:text-underline-mode="continuous" style:text-underline-color="#FF0000"/>
    </style:style>
    <style:style style:name="P24" style:parent-style-name="Paragraphedeliste" style:list-style-name="LFO1" style:family="paragraph"/>
    <style:style style:name="T25" style:parent-style-name="Policepardéfaut" style:family="text">
      <style:text-properties fo:background-color="#FFFF00"/>
    </style:style>
    <style:style style:name="T26" style:parent-style-name="Policepardéfaut" style:family="text">
      <style:text-properties fo:background-color="#FFFF00"/>
    </style:style>
    <style:style style:name="P27" style:parent-style-name="Paragraphedeliste" style:list-style-name="LFO1" style:family="paragraph"/>
    <style:style style:name="T28" style:parent-style-name="Policepardéfaut" style:family="text">
      <style:text-properties fo:background-color="#FFFF00"/>
    </style:style>
    <style:style style:name="P29" style:parent-style-name="Paragraphedeliste" style:list-style-name="LFO1" style:family="paragraph"/>
    <style:style style:name="T30" style:parent-style-name="Policepardéfaut" style:family="text">
      <style:text-properties fo:background-color="#FFFF00"/>
    </style:style>
    <style:style style:name="P31" style:parent-style-name="Paragraphedeliste" style:list-style-name="LFO1" style:family="paragraph"/>
    <style:style style:name="T32" style:parent-style-name="Policepardéfaut" style:family="text">
      <style:text-properties fo:background-color="#FFFF00"/>
    </style:style>
    <style:style style:name="P33" style:parent-style-name="Paragraphedeliste" style:list-style-name="LFO1" style:family="paragraph"/>
    <style:style style:name="T34" style:parent-style-name="Policepardéfaut" style:family="text">
      <style:text-properties fo:background-color="#FFFF00"/>
    </style:style>
    <style:style style:name="P35" style:parent-style-name="Paragraphedeliste" style:list-style-name="LFO1" style:family="paragraph"/>
    <style:style style:name="T36" style:parent-style-name="Policepardéfaut" style:family="text">
      <style:text-properties fo:background-color="#FFFF00"/>
    </style:style>
    <style:style style:name="P37" style:parent-style-name="Paragraphedeliste" style:list-style-name="LFO1" style:family="paragraph"/>
    <style:style style:name="T38" style:parent-style-name="Policepardéfaut" style:family="text">
      <style:text-properties fo:background-color="#FFFF00"/>
    </style:style>
    <style:style style:name="P39" style:parent-style-name="Paragraphedeliste" style:list-style-name="LFO1" style:family="paragraph"/>
    <style:style style:name="T40" style:parent-style-name="Policepardéfaut" style:family="text">
      <style:text-properties fo:background-color="#FFFF00"/>
    </style:style>
    <style:style style:name="P41" style:parent-style-name="Normal" style:family="paragraph">
      <style:text-properties fo:color="#FF0000" style:text-underline-type="single" style:text-underline-style="solid" style:text-underline-width="auto" style:text-underline-mode="continuous" fo:language="en" fo:country="CA"/>
    </style:style>
    <style:style style:name="P42" style:parent-style-name="Normal" style:family="paragraph">
      <style:text-properties fo:language="en" fo:country="CA"/>
    </style:style>
    <style:style style:name="P43" style:parent-style-name="Normal" style:family="paragraph">
      <style:text-properties fo:language="en" fo:country="CA"/>
    </style:style>
    <style:style style:name="P44" style:parent-style-name="Normal" style:family="paragraph">
      <style:text-properties fo:language="en" fo:country="CA"/>
    </style:style>
    <style:style style:name="P45" style:parent-style-name="Normal" style:family="paragraph">
      <style:text-properties fo:language="en" fo:country="CA"/>
    </style:style>
    <style:style style:name="P46" style:parent-style-name="Normal" style:family="paragraph">
      <style:text-properties fo:language="en" fo:country="CA"/>
    </style:style>
    <style:style style:name="P47" style:parent-style-name="Normal" style:family="paragraph">
      <style:text-properties fo:background-color="#00FFFF"/>
    </style:style>
    <style:style style:name="T48" style:parent-style-name="Policepardéfaut" style:family="text">
      <style:text-properties fo:background-color="#00FFFF"/>
    </style:style>
    <style:style style:name="P49" style:parent-style-name="Normal" style:family="paragraph">
      <style:text-properties fo:color="#FF0000" style:text-underline-type="single" style:text-underline-style="solid" style:text-underline-width="auto" style:text-underline-mode="continuous"/>
    </style:style>
    <style:style style:name="T50" style:parent-style-name="Policepardéfaut" style:family="text">
      <style:text-properties fo:background-color="#FFFF00"/>
    </style:style>
    <style:style style:name="T51" style:parent-style-name="Policepardéfaut" style:family="text">
      <style:text-properties fo:background-color="#FFFF00"/>
    </style:style>
    <style:style style:name="T52" style:parent-style-name="Policepardéfaut" style:family="text">
      <style:text-properties fo:background-color="#FFFF00"/>
    </style:style>
  </office:automatic-styles>
  <office:body>
    <office:text text:use-soft-page-breaks="true">
      <text:p text:style-name="P1">Cours 1</text:p>
      <text:p text:style-name="Normal"/>
      <text:p text:style-name="P2">Rappel HTML/CSS :</text:p>
      <text:p text:style-name="Normal"/>
      <text:p text:style-name="Normal">Pour avoir la base d'une page HTML, mettre un "!".</text:p>
      <text:p text:style-name="Normal">Dans une page HTML, ouvrir le DOCTYPE, puis mettre les balises HTML, les balises head..</text:p>
      <text:p text:style-name="P3">Les attributs : title, id, href, class, link...</text:p>
      <text:p text:style-name="P4"/>
      <text:p text:style-name="P5">Dans la balise head :</text:p>
      <text:p text:style-name="Normal">Balise<text:s/><text:span text:style-name="T6">LINK</text:span>, sert à linker des fichiers CSS</text:p>
      <text:p text:style-name="Normal">Balise<text:s/><text:span text:style-name="T7">META</text:span><text:s/>sert à mettre à niveau le responsive sur les navigateurs.</text:p>
      <text:p text:style-name="Normal">Balise<text:s/><text:span text:style-name="T8">TITLE</text:span>, sert pour le titre de la page.</text:p>
      <text:p text:style-name="Normal"><text:span text:style-name="T9">Lien relatif</text:span><text:s/>c'est quand on fait la recherche sur la page de là ou on est .<text:s/><text:span text:style-name="T10">./ = relatif</text:span><text:s/>// <text:s/><text:span text:style-name="T11">/=absolue</text:span></text:p>
      <text:p text:style-name="Normal"/>
      <text:p text:style-name="Normal"><text:span text:style-name="T12">CDN</text:span><text:s/>c'est un lien de librairie externe.</text:p>
      <text:p text:style-name="Normal"/>
      <text:p text:style-name="P13">Dans la balise Body :</text:p>
      <text:p text:style-name="Normal">La balise<text:s/><text:span text:style-name="T14">&lt;script&gt;</text:span><text:s/>est souvent mise en bas du contenu de la balise body pour être lu après. On peut la retrouver dans le header.</text:p>
      <text:p text:style-name="Normal"/>
      <text:p text:style-name="Normal">La balise<text:s/><text:span text:style-name="T15">&lt;span&gt;</text:span><text:s/>et la balise<text:s/><text:span text:style-name="T16">&lt;div&gt;</text:span><text:s/>sont les balises les plus utilisées.</text:p>
      <text:p text:style-name="Normal"><text:span text:style-name="T17">La &lt;div&gt; est de type block</text:span>.</text:p>
      <text:p text:style-name="Normal"><text:span text:style-name="T18">La &lt;span&gt; elle est contente, elle entoure juste son contenu.</text:span></text:p>
      <text:p text:style-name="Normal">Dans la balise<text:s/><text:span text:style-name="T19">&lt;ul&gt;</text:span><text:s/>on met les balises<text:s/><text:span text:style-name="T20">&lt;ol&gt;, &lt;li</text:span><text:span text:style-name="T21">&gt;</text:span>,<text:s/>c'est pour des listes.</text:p>
      <text:p text:style-name="Normal">Les formulaires en HTML sont créés avec les balises<text:s/><text:span text:style-name="T22">&lt;input&gt;</text:span></text:p>
      <text:p text:style-name="Normal"/>
      <text:p text:style-name="Normal"/>
      <text:p text:style-name="Normal">« « « Pour revenir à la ligne, c'est Alt+Z » » » »</text:p>
      <text:p text:style-name="Normal"/>
      <text:p text:style-name="Normal"/>
      <text:p text:style-name="Normal"/>
      <text:p text:style-name="Normal"/>
      <text:p text:style-name="P23">JEUX FLEXBOX<text:s/>FROGGY :</text:p>
      <text:p text:style-name="Normal"/>
      <text:list text:style-name="LFO1" text:continue-numbering="true">
        <text:list-item>
          <text:p text:style-name="P24"><text:span text:style-name="T25">justify</text:span><text:span text:style-name="T26">-content</text:span><text:s/>: modifie horizontalement le contenu</text:p>
        </text:list-item>
        <text:list-item>
          <text:p text:style-name="P27"><text:span text:style-name="T28">align-items</text:span><text:s/>: modifie verticalement le contenu</text:p>
        </text:list-item>
        <text:list-item>
          <text:p text:style-name="P29"><text:span text:style-name="T30">flex-direction</text:span><text:s/>: Définit la direction de l'axe principal.</text:p>
        </text:list-item>
        <text:list-item>
          <text:p text:style-name="P31"><text:span text:style-name="T32">order</text:span><text:s/>: Spécifie l'ordre de l'élément flex.( en chiffre)</text:p>
        </text:list-item>
        <text:list-item>
          <text:p text:style-name="P33"><text:span text:style-name="T34">align-self</text:span><text:s/>: Aligne un élément flex selon l'axe transversal, outrepassant la valeur de align-items.</text:p>
        </text:list-item>
        <text:list-item>
          <text:p text:style-name="P35"><text:span text:style-name="T36">flex-wrap</text:span><text:s/>: Spécifie si les éléments flex sont forcés à être sur une seule ligne ou peuvent être enveloppés sur plusieurs lignes.</text:p>
        </text:list-item>
        <text:list-item>
          <text:p text:style-name="P37"><text:span text:style-name="T38">flex-flow</text:span><text:s/>: Raccourci pour flex-direction et flex-wrap.</text:p>
        </text:list-item>
        <text:list-item>
          <text:p text:style-name="P39"><text:span text:style-name="T40">align-content</text:span><text:s/>: Aligne les lignes d'un conteneur flex à l'intérieur du conteneur flex quand il y a de l'espace superflu sur l'axe transversal.</text:p>
        </text:list-item>
      </text:list>
      <text:p text:style-name="Normal"/>
      <text:p text:style-name="P41">Transitions:</text:p>
      <text:p text:style-name="P42">ex :<text:s/></text:p>
      <text:p text:style-name="P43">transition: all 0.35s ease-in-out;</text:p>
      <text:p text:style-name="P44">transition-delay: 2s;</text:p>
      <text:p text:style-name="P45">transition: 0.35s opacity</text:p>
      <text:p text:style-name="P46"/>
      <text:p text:style-name="P47">Margin : c'est à l'extérieur du contenu</text:p>
      <text:p text:style-name="Normal"><text:span text:style-name="T48">Padding: c'est à l'intérieur du contenu</text:span></text:p>
      <text:p text:style-name="Normal"/>
      <text:p text:style-name="P49">3 types de positionnement :</text:p>
      <text:p text:style-name="Normal">1.<text:s/><text:span text:style-name="T50">Le RELATIVE</text:span><text:s/>va permettre de ne pas casser la mise en page.</text:p>
      <text:p text:style-name="Normal">2.<text:s/><text:span text:style-name="T51">Le ABSOLUTE</text:span><text:s/>qui va se remettre en haute à gauche en sortant du contenu.</text:p>
      <text:p text:style-name="Normal">3.<text:s/><text:span text:style-name="T52">La position FIXED/ STICKY</text:span><text:s/>qui va permettre de mettre quelque chose qui va rester en scrollant, ex une barre de nav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éa Laperriere</meta:initial-creator>
    <dc:creator>Léa Laperriere</dc:creator>
    <meta:creation-date>2022-09-19T15:00:00Z</meta:creation-date>
    <dc:date>2022-09-19T15:10:00Z</dc:date>
    <meta:template xlink:href="Normal.dotm" xlink:type="simple"/>
    <meta:editing-cycles>2</meta:editing-cycles>
    <meta:editing-duration>PT600S</meta:editing-duration>
    <meta:document-statistic meta:page-count="2" meta:paragraph-count="4" meta:word-count="336" meta:character-count="2180" meta:row-count="15" meta:non-whitespace-character-count="1848"/>
  </office:meta>
</office:document-meta>
</file>